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2.669cm" fo:break-before="auto" style:use-optimal-row-height="true"/>
    </style:style>
    <style:style style:name="ro2" style:family="table-row">
      <style:table-row-properties style:row-height="1.91cm" fo:break-before="auto" style:use-optimal-row-height="true"/>
    </style:style>
    <style:style style:name="ro3" style:family="table-row">
      <style:table-row-properties style:row-height="3.037cm" fo:break-before="auto" style:use-optimal-row-height="true"/>
    </style:style>
    <style:style style:name="ro4" style:family="table-row">
      <style:table-row-properties style:row-height="2.302cm" fo:break-before="auto" style:use-optimal-row-height="true"/>
    </style:style>
    <style:style style:name="ro5" style:family="table-row">
      <style:table-row-properties style:row-height="3.429cm" fo:break-before="auto" style:use-optimal-row-height="true"/>
    </style:style>
    <style:style style:name="ro6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font-name="Times New Roman" fo:font-size="10pt" fo:font-weight="bold" style:font-size-asian="10pt" style:font-weight-asian="bold" style:font-size-complex="10pt" style:font-weight-complex="bold" fo:hyphenate="true"/>
    </style:style>
    <style:style style:name="ce2" style:family="table-cell" style:parent-style-name="Default">
      <style:table-cell-properties fo:wrap-option="wrap" fo:border="0.002cm solid #000000"/>
      <style:text-properties style:font-name="Times New Roman" fo:font-size="10pt" style:font-size-asian="10pt" style:font-size-complex="10pt" fo:hyphenate="true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fo:hyphenate="true"/>
    </style:style>
    <style:style style:name="ce4" style:family="table-cell" style:parent-style-name="Default">
      <style:table-cell-properties fo:wrap-option="wrap" fo:border="0.002cm solid #000000"/>
      <style:text-properties style:font-name="Times New Roman" fo:font-size="10pt" style:font-name-asian="Arial Unicode MS1" style:font-size-asian="6.80000019073486pt" style:font-name-complex="Times New Roman" style:font-size-complex="5.65000009536743pt" style:language-complex="en" style:country-complex="US" fo:hyphenate="true"/>
    </style:style>
    <style:style style:name="T1" style:family="text">
      <style:text-properties style:font-name="Times New Roman" style:font-name-asian="Arial Unicode MS1" style:font-name-complex="Times New Roman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типы поисков (люди, ищущие что-то <text:s text:c="7"/>уровни поиска</text:p>
          </table:table-cell>
          <table:table-cell table:style-name="ce1" office:value-type="string">
            <text:p>ищущие слова (факты)</text:p>
          </table:table-cell>
          <table:table-cell table:style-name="ce1" office:value-type="string">
            <text:p><text:s/>Ищущие наборы <text:s/>слов</text:p>
          </table:table-cell>
          <table:table-cell table:style-name="ce1" office:value-type="string">
            <text:p>Ищущие определения</text:p>
          </table:table-cell>
          <table:table-cell table:style-name="ce1" office:value-type="string">
            <text:p>ищущие концептуальные тексты — картины мира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Значения слов</text:p>
          </table:table-cell>
          <table:table-cell table:style-name="ce1" office:value-type="string">
            <text:p>толковые и иные словари</text:p>
          </table:table-cell>
          <table:table-cell office:value-type="string">
            <text:p>словарные значения наборов поисковых слов</text:p>
          </table:table-cell>
          <table:table-cell office:value-type="string">
            <text:p>категориальный состав википедий</text:p>
          </table:table-cell>
          <table:table-cell office:value-type="string">
            <text:p>словарный состав описаний картин мира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информация по ключевым словам</text:p>
          </table:table-cell>
          <table:table-cell office:value-type="string">
            <text:p>наборы ссылок на сайты, на которых содержатся поисковые слова</text:p>
          </table:table-cell>
          <table:table-cell table:style-name="ce1" office:value-type="string">
            <text:p>содержимое сети, тезаурусы</text:p>
          </table:table-cell>
          <table:table-cell office:value-type="string">
            <text:p>ссылки на сайты, на которые отсылают определения википедии</text:p>
          </table:table-cell>
          <table:table-cell table:style-name="ce3" office:value-type="string">
            <text:p>Наборы ссылок на сайты, на которых содержится мировоззренческая информация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категории википедии</text:p>
          </table:table-cell>
          <table:table-cell office:value-type="string">
            <text:p>википедийное определение значений поисковых слова</text:p>
          </table:table-cell>
          <table:table-cell office:value-type="string">
            <text:p>Википедийное определение наборов поисковых слов</text:p>
          </table:table-cell>
          <table:table-cell table:style-name="ce1" office:value-type="string">
            <text:p>википедии</text:p>
          </table:table-cell>
          <table:table-cell table:style-name="ce3" office:value-type="string">
            <text:p>Индексированное сообразно <text:s/>картинам мира содержимое википедий</text:p>
          </table:table-cell>
          <table:table-cell table:number-columns-repeated="1019"/>
        </table:table-row>
        <table:table-row table:style-name="ro5">
          <table:table-cell table:style-name="ce1" office:value-type="string">
            <text:p>картины мира</text:p>
          </table:table-cell>
          <table:table-cell table:style-name="ce3" office:value-type="string">
            <text:p>Отнесение поискового слова <text:s/>к картине мира, его идентификация как признака таксона</text:p>
          </table:table-cell>
          <table:table-cell table:style-name="ce4" office:value-type="string">
            <text:p><text:span text:style-name="T1">идентификац</text:span><text:span text:style-name="T1">ия набора </text:span><text:span text:style-name="T1">поисковых </text:span><text:span text:style-name="T1">слов как </text:span><text:span text:style-name="T1">фрагмента </text:span><text:span text:style-name="T1">картины мира</text:span></text:p>
            <text:p><text:span text:style-name="T1"><text:tab/></text:span><text:span text:style-name="T1"><text:tab/></text:span></text:p>
          </table:table-cell>
          <table:table-cell table:style-name="ce3" office:value-type="string">
            <text:p>категории википедии как признаки таксонов - картин мира</text:p>
          </table:table-cell>
          <table:table-cell table:style-name="ce1" office:value-type="string">
            <text:p>картины мира</text:p>
          </table:table-cell>
          <table:table-cell table:number-columns-repeated="1019"/>
        </table:table-row>
        <table:table-row table:style-name="ro6" table:number-rows-repeated="65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.09.2009</text:date>, <text:time>13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9-12T10:15:05</meta:creation-date>
    <dc:date>2009-09-12T13:20:41</dc:date>
    <dc:creator>simon kordonsky</dc:creator>
    <meta:editing-duration>PT02H56M38S</meta:editing-duration>
    <meta:editing-cycles>3</meta:editing-cycles>
    <meta:generator>OpenOffice.org/3.0$Unix OpenOffice.org_project/300m15$Build-9379</meta:gener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